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econdary">
      <style:text-properties fo:color="#669966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Abro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ABR</text:p>
            <text:p text:style-name="SK-MM-Rem">OTAN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Emphasis">Nerv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Nutri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Vei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Emphasis">Cold Air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We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hecked secretio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Nigh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Fog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Loose stool (Nat-s.Zin.).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Numb, weak, tremulous and paretic. </text:p>
      <text:p text:style-name="Primary">Can't hold up head. </text:p>
      <text:p text:style-name="Primary"><text:span text:style-name="Emphasis">Exudations, </text:span>into pleura, joints, from navel, etc. </text:p>
      <text:p text:style-name="Primary"><text:span text:style-name="Emphasis">True metastases; </text:span>receding gout, etc. </text:p>
      <text:p text:style-name="Primary"><text:span text:style-name="Emphasis">Alternations; </text:span>piles with rheumatism (Coll. Sabi.). </text:p>
      <text:p text:style-name="Primary">Rheumatism, after diarrhœa. </text:p>
      <text:p text:style-name="Primary"><text:span text:style-name="Emphasis">Emaciation; </text:span>ascending; of legs. </text:p>
      <text:p text:style-name="Primary"/>
      <text:p text:style-name="Secondary">Cross, irritable children. </text:p>
      <text:p text:style-name="Secondary">Pale hollow eyed, old face. </text:p>
      <text:p text:style-name="Secondary">Distended veins; on forehead. </text:p>
      <text:p text:style-name="Secondary">Nosebleed; of youths. </text:p>
      <text:p text:style-name="Secondary">Vomits much offensive fluid. </text:p>
      <text:p text:style-name="Secondary">Stomach floats in water (Buf.). </text:p>
      <text:p text:style-name="Secondary"><text:span text:style-name="Emphasis">Bloated abdomen. </text:span></text:p>
      <text:p text:style-name="Secondary">Pains in left ovary. </text:p>
      <text:p text:style-name="Secondary">Nightly backache. </text:p>
      <text:p text:style-name="Secondary">Weak joints; can't hold up head. </text:p>
      <text:p text:style-name="Secondary">Face cold, dry and wrinkled. </text:p>
      <text:p text:style-name="Secondary">Cold, prickling, numb fingers and toes. </text:p>
      <text:p text:style-name="Secondary">Flabby skin. </text:p>
      <text:p text:style-name="Secondary">Protruding piles; burn on touch. </text:p>
      <text:p text:style-name="SK-MM-Remedy-Reference">Related: Chin. Led.</text:p>
      <text:p text:style-name="Standard"/>
      <text:p text:style-name="SK-MM-Rem-Short">Ac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ACONITUM NAPELLUS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Strong_20_Emphasis">MIND</text:span></text:p>
          </table:table-cell>
          <table:table-cell table:style-name="Table1.A2" office:value-type="string">
            <text:p text:style-name="SK-MM-L2"><text:span text:style-name="Emphasis"/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><text:span text:style-name="Emphasis">Brai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Region"><text:s/></text:p>
          </table:table-cell>
          <table:table-cell table:style-name="Table1.A2" office:value-type="string">
            <text:p text:style-name="SK-MM-L1"><text:span text:style-name="Strong_20_Emphasis">NERVES</text:span></text:p>
          </table:table-cell>
          <table:table-cell table:style-name="Table1.A2" office:value-type="string">
            <text:p text:style-name="SK-MM-L2">Medulla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Sympathetic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Vagu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Respiratory centre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<text:s/></text:p>
          </table:table-cell>
          <table:table-cell table:style-name="Table1.A2" office:value-type="string">
            <text:p text:style-name="SK-MM-L1"><text:span text:style-name="Strong_20_Emphasis">HEART</text:span></text:p>
          </table:table-cell>
          <table:table-cell table:style-name="Table1.A2" office:value-type="string">
            <text:p text:style-name="SK-MM-L2"><text:span text:style-name="Emphasis">Arterial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Circulation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<text:s/></text:p>
          </table:table-cell>
          <table:table-cell table:style-name="Table1.A2" office:value-type="string">
            <text:p text:style-name="SK-MM-L1"><text:span text:style-name="Emphasis">Viscera </text:span></text:p>
          </table:table-cell>
          <table:table-cell table:style-name="Table1.A2" office:value-type="string">
            <text:p text:style-name="SK-MM-L2">Larynx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Chest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Abdome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Joint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Emphasis">Violent emotions </text:span></text:p>
          </table:table-cell>
          <table:table-cell table:style-name="Table1.A2" office:value-type="string">
            <text:p text:style-name="SK-MM-L2"><text:span text:style-name="Strong_20_Emphasis">FRIGHT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Strong_20_Emphasis">SHOCK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Vexatio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leeping in su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Chilled by</text:span></text:p>
          </table:table-cell>
          <table:table-cell table:style-name="Table1.A2" office:value-type="string">
            <text:p text:style-name="SK-MM-L2"><text:span text:style-name="Strong_20_Emphasis">COLD </text:span><text:span text:style-name="Emphasis">dry wind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While sweating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Pressure and touch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Noise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Ligh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enti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uring men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Night;</text:span> in bed <text:span text:style-name="Strong_20_Emphasis">P.M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Lying on sid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Open ai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Repos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Warm swea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Robust habit. </text:p>
      <text:p text:style-name="Primary"><text:span text:style-name="Emphasis">Sudden, violently acute, painful effects, </text:span>a big storm that soon blows over. </text:p>
      <text:p text:style-name="Primary"><text:soft-page-break/><text:span text:style-name="Emphasis">Tension. </text:span></text:p>
      <text:p text:style-name="Primary"><text:span text:style-name="Emphasis">Congestion; </text:span>often apoplectic. </text:p>
      <text:p text:style-name="Primary"><text:span text:style-name="Emphasis">Excited nervous and vascular systems. </text:span></text:p>
      <text:p text:style-name="Primary"><text:span text:style-name="Emphasis">Inflammation. </text:span></text:p>
      <text:p text:style-name="Primary">Congestion to head and chest: acute. </text:p>
      <text:p text:style-name="Primary"><text:span text:style-name="Emphasis">Inflammation:</text:span> internal; rheumatic. </text:p>
      <text:p text:style-name="Primary"><text:span text:style-name="Emphasis">Bright red hæmorrhage</text:span> (Bell.). </text:p>
      <text:p text:style-name="Primary"><text:span text:style-name="Emphasis">Acute senses. </text:span></text:p>
      <text:p text:style-name="Primary"><text:span text:style-name="Emphasis">Sticking, tearing pains. </text:span></text:p>
      <text:p text:style-name="Primary"><text:span text:style-name="Emphasis">Parts feel numb, big burn, tingle, </text:span>prickle or crawl; remain sore or <text:span text:style-name="Emphasis">numb after the pains</text:span>. </text:p>
      <text:p text:style-name="Primary">Neuralgia. </text:p>
      <text:p text:style-name="Primary">Crepitation. </text:p>
      <text:p text:style-name="Primary">Painfully sore externally, with internal heaviness. </text:p>
      <text:p text:style-name="Primary"><text:span text:style-name="Emphasis">Collapse. </text:span></text:p>
      <text:p text:style-name="Primary"/>
      <text:p text:style-name="Secondary"><text:span text:style-name="Strong_20_Emphasis">TERROR. </text:span></text:p>
      <text:p text:style-name="Secondary"><text:span text:style-name="Strong_20_Emphasis">ANXIETY. </text:span></text:p>
      <text:p text:style-name="Secondary"><text:span text:style-name="Strong_20_Emphasis">AGONIZING FEAR; </text:span>of death, crowds, etc. </text:p>
      <text:p text:style-name="Secondary"><text:span text:style-name="Strong_20_Emphasis">RESTLESS, </text:span><text:span text:style-name="Emphasis">excited, nervous feverish, impatient and anxious. </text:span></text:p>
      <text:p text:style-name="Secondary">Beside himself; <text:span text:style-name="Emphasis">frantic from intensity of the pain; </text:span><text:span text:style-name="Strong_20_Emphasis">WITH FEAR; </text:span><text:span text:style-name="Emphasis">screams, </text:span>moans, <text:span text:style-name="Emphasis">gnaws the fists</text:span>, bites the nails (Ars.), wants to die. </text:p>
      <text:p text:style-name="Secondary">Delirium. </text:p>
      <text:p text:style-name="Secondary">Convulsions. </text:p>
      <text:p text:style-name="Secondary"><text:span text:style-name="Emphasis">Forebodings; </text:span>predicts time of death. </text:p>
      <text:p text:style-name="Secondary">Sensitive. </text:p>
      <text:p text:style-name="Secondary">Music saddens. </text:p>
      <text:p text:style-name="Secondary"><text:span text:style-name="Emphasis">Anxiety, </text:span>congestion and pain. </text:p>
      <text:p text:style-name="Secondary">Head heavy. </text:p>
      <text:p text:style-name="Secondary">As of a hot band about head, or boiling heat in brain. </text:p>
      <text:p text:style-name="Secondary">Hair seems on end. </text:p>
      <text:p text:style-name="Secondary">Violent squeezing or bursting, in forehead or eyes; crackling in, throbs in l. </text:p>
      <text:p text:style-name="Secondary">forehead (r. Ant-t. Bell. Ign.); aches, with more urine; <text:span text:style-name="Emphasis">burning in. </text:span></text:p>
      <text:p text:style-name="Secondary">Shooting in eyeballs. </text:p>
      <text:p text:style-name="Secondary">Numb nose; with epistaxis (Bell. </text:p>
      <text:p text:style-name="Secondary">Med.). </text:p>
      <text:p text:style-name="Secondary">Nose runs hot water. </text:p>
      <text:p text:style-name="Secondary">Coryza. </text:p>
      <text:p text:style-name="Secondary"><text:span text:style-name="Strong_20_Emphasis">ONXIOUS LOOK </text:span>(Spo.). </text:p>
      <text:p text:style-name="Secondary"><text:span text:style-name="Emphasis">Eyes</text:span> glitter; stare; bleared; foreign bodies in. </text:p>
      <text:p text:style-name="Secondary"><text:span text:style-name="Emphasis">Hot, red cheeks. </text:span></text:p>
      <text:p text:style-name="Secondary">Face: ghastly look; alternately red and pale; one cheek red and hot, other pale and cold. </text:p>
      <text:p text:style-name="Secondary">Face pales on rising. </text:p>
      <text:p text:style-name="Secondary">Faintness. </text:p>
      <text:p text:style-name="Secondary">Toothache. </text:p>
      <text:p text:style-name="Secondary">Throbbing in teeth and in head. </text:p>
      <text:p text:style-name="Secondary">Everything tastes bitter. </text:p>
      <text:p text:style-name="Secondary">Water has a bad taste. </text:p>
      <text:p text:style-name="Secondary">Chokes on swallowing. </text:p>
      <text:p text:style-name="Secondary"><text:span text:style-name="Strong_20_Emphasis">BURNING THIRST; </text:span>craves acids, beer; &lt; after ices. </text:p>
      <text:p text:style-name="Secondary">Appetite: milk agrees. </text:p>
      <text:p text:style-name="Secondary">Projectile vomiting (Ver-v.). </text:p>
      <text:p text:style-name="Secondary">Violent bilious or bloody vomitus. </text:p>
      <text:p text:style-name="Secondary"><text:soft-page-break/><text:span text:style-name="Emphasis">Stools of pure blood; </text:span>slimy, <text:span text:style-name="Emphasis">grass green, </text:span>or white; &lt; hot days and cold nights (Dul. </text:p>
      <text:p text:style-name="Secondary">Merc-c.). </text:p>
      <text:p text:style-name="Secondary">Dysentery. </text:p>
      <text:p text:style-name="Secondary">Itching, sticking at anus. </text:p>
      <text:p text:style-name="Secondary">Retained, scanty, red or bloody urine. </text:p>
      <text:p text:style-name="Secondary">Agonizing dysuria. </text:p>
      <text:p text:style-name="Secondary">Cystitis. </text:p>
      <text:p text:style-name="Secondary">Urethral chill. </text:p>
      <text:p text:style-name="Secondary">Orchitis. </text:p>
      <text:p text:style-name="Secondary">Suddenly suppressed menses. </text:p>
      <text:p text:style-name="Secondary">Respiration short; during sleep; <text:span text:style-name="Emphasis">anxious. </text:span>hard; sits erect. </text:p>
      <text:p text:style-name="Secondary"><text:span text:style-name="Emphasis">Dry, hoarse, painful cough, </text:span>or short, barking, ringing, or whistling cough, &lt; from every inspiration. </text:p>
      <text:p text:style-name="Secondary">Grasps larynx; &lt; night or drinking. </text:p>
      <text:p text:style-name="Secondary">Laryngitis. </text:p>
      <text:p text:style-name="Secondary"><text:span text:style-name="Emphasis">Croup</text:span> with fever. </text:p>
      <text:p text:style-name="Secondary">Violent rushes of blood to chest. </text:p>
      <text:p text:style-name="Secondary">Pneumonia. </text:p>
      <text:p text:style-name="Secondary">Stitches in chest. </text:p>
      <text:p text:style-name="Secondary">Oppression of left chest. </text:p>
      <text:p text:style-name="Secondary">Pleurisy. </text:p>
      <text:p text:style-name="Secondary">Heart feels swelled. </text:p>
      <text:p text:style-name="Secondary">Carditis. </text:p>
      <text:p text:style-name="Secondary">Complaints of heart worse from sitting erect. </text:p>
      <text:p text:style-name="Secondary">Palpitation, <text:span text:style-name="Emphasis">anxious. </text:span>with pain down l. </text:p>
      <text:p text:style-name="Secondary">arm. </text:p>
      <text:p text:style-name="Secondary">Red finger-tips. </text:p>
      <text:p text:style-name="Secondary">Powerless legs. </text:p>
      <text:p text:style-name="Secondary">Red shining swelling. </text:p>
      <text:p text:style-name="Secondary"><text:span text:style-name="Strong_20_Emphasis">DRY, HOT SKIN, </text:span>or as if ice water on it. </text:p>
      <text:p text:style-name="Secondary">Miliary eruptions. </text:p>
      <text:p text:style-name="Secondary"><text:span text:style-name="Emphasis">Sleepless and nervous. </text:span></text:p>
      <text:p text:style-name="Secondary">Pulse fast, bounding, shaking, forcible and tumultuous or wiry. </text:p>
      <text:p text:style-name="Secondary">Pulse very irritable. </text:p>
      <text:p text:style-name="Secondary">Arterial tension (Ver-v.). </text:p>
      <text:p text:style-name="Secondary"><text:span text:style-name="Strong_20_Emphasis">CHILL; </text:span><text:span text:style-name="Emphasis">in</text:span> waves; alternates with heat. </text:p>
      <text:p text:style-name="Secondary"><text:span text:style-name="Strong_20_Emphasis">HIGH FEVER. </text:span></text:p>
      <text:p text:style-name="Secondary"><text:span text:style-name="Emphasis">Dry, burning heat; </text:span>in eyelids; nose; mouth, throat, <text:span text:style-name="Emphasis">lungs; on palms;</text:span> must uncover. </text:p>
      <text:p text:style-name="Secondary"><text:span text:style-name="Emphasis">Sweat</text:span>: on uncovered parts; wants covers; drenching. </text:p>
      <text:p text:style-name="Secondary"><text:span text:style-name="Emphasis">Back</text:span> and sacrum feel bruised. </text:p>
      <text:p text:style-name="Secondary">Remote effects of fright (OP.). </text:p>
      <text:p text:style-name="Secondary">Cries out and grasps genitals. </text:p>
      <text:p text:style-name="SK-MM-Remedy-Reference">Complementary: Sul. Related: Bell. Cham. Cof.</text:p>
      <text:p text:style-name="Standard"/>
      <text:p text:style-name="SK-MM-Rem-Short">Act-s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ACTÆA SPICAT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Joints</text:span></text:p>
          </table:table-cell>
          <table:table-cell table:style-name="Table2.A2" office:value-type="string">
            <text:p text:style-name="SK-MM-L2"><text:span text:style-name="Emphasis">Wrist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Small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Change of weather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<text:span text:style-name="Emphasis"/></text:p>
          </table:table-cell>
          <table:table-cell table:style-name="Table2.A2" office:value-type="string">
            <text:p text:style-name="SK-MM-L1"><text:span text:style-name="Emphasis">Slight exer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Col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Night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Touc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/>
      <text:p text:style-name="Primary">Old age.</text:p>
      <text:p text:style-name="Primary">Tingling</text:p>
      <text:p text:style-name="Primary">Weakness</text:p>
      <text:p text:style-name="Standard"/>
      <text:p text:style-name="Secondary"/>
      <text:p text:style-name="Secondary">Joints swell; can not move.</text:p>
      <text:p text:style-name="Secondary">Paralytic weakness of affected parts.</text:p>
      <text:p text:style-name="Secondary">Hypersensitive to cool.</text:p>
      <text:p text:style-name="P1"/>
      <text:p text:style-name="SK-MM-Remedy-Reference">Complementary: Caul. Colo. Sabi. Stic. Viol.</text:p>
      <text:p text:style-name="Standard"/>
      <text:p text:style-name="SK-MM-Rem-Short">Ado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ADONIS VERNALI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HEAR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Spine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Epigastrium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Kidney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ki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Col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Lying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Exe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Wandering pains. </text:p>
      <text:p text:style-name="Primary"/>
      <text:p text:style-name="Secondary">Apprehension. </text:p>
      <text:p text:style-name="Secondary">Vertigo, &lt; when in motion; with palpitation. </text:p>
      <text:p text:style-name="Secondary">Aching occiput. </text:p>
      <text:p text:style-name="Secondary">Tight scalp. </text:p>
      <text:p text:style-name="Secondary">Tongue as if scalded. </text:p>
      <text:p text:style-name="Secondary">Thirstless. </text:p>
      <text:p text:style-name="Secondary">Faint in epigastrium, with vertigo. </text:p>
      <text:p text:style-name="Secondary">Bowels as if to break; &lt; bending. </text:p>
      <text:p text:style-name="Secondary">Urging to urinate. </text:p>
      <text:p text:style-name="Secondary">Albuminuria. </text:p>
      <text:p text:style-name="Secondary">Dropsy. </text:p>
      <text:p text:style-name="Secondary">Dyspnœa; &lt; touching back. </text:p>
      <text:p text:style-name="Secondary">Dry, tickling cough; from heart. </text:p>
      <text:p text:style-name="Secondary">Heart weak, fatty, arrhythmic. </text:p>
      <text:p text:style-name="Secondary">Spine and nape stiff; with a tired ache. </text:p>
      <text:p text:style-name="Secondary">Vesicles on skin. </text:p>
      <text:p text:style-name="Secondary"><text:soft-page-break/>Sleepless; from rambling thoughts. </text:p>
      <text:p text:style-name="SK-MM-Remedy-Reference">Related: Buf. </text:p>
      <text:p text:style-name="Standard"/>
      <text:p text:style-name="SK-MM-Rem-Short">Aes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ÆSCULUS HIPPOCASTAN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Emphasis">Veins</text:span></text:p>
          </table:table-cell>
          <table:table-cell table:style-name="Table4.A2" office:value-type="string">
            <text:p text:style-name="SK-MM-L2"><text:span text:style-name="Emphasis"><text:span text:style-name="T1">Liver</text:span></text:span></text:p>
          </table:table-cell>
          <table:table-cell table:style-name="Table4.A2" office:value-type="string">
            <text:p text:style-name="SK-MM-L3"><text:span text:style-name="Strong_20_Emphasis"/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Naso-pharynx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ABDOMEN(R)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RECTUM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Mucus membranes</text:p>
          </table:table-cell>
          <table:table-cell table:style-name="Table4.A2" office:value-type="string">
            <text:p text:style-name="SK-MM-L2">Naso-pharynx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Occipu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Sacro-iliac reg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Morning</text:span>, on wak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After stool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Ly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toop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Urinat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Walk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<text:span text:style-name="Strong_20_Emphasis">COOL</text:span></text:p>
          </table:table-cell>
          <table:table-cell table:style-name="Table4.A2" office:value-type="string">
            <text:p text:style-name="SK-MM-L2">Open air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Bathing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Bleeding (piles)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Kneel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Continued exer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Reflex rectal symptoms. </text:span></text:p>
      <text:p text:style-name="Primary"><text:span text:style-name="Emphasis">Rectum</text:span>: painful constriction; as of a knife sawing up and down. </text:p>
      <text:p text:style-name="Primary"><text:span text:style-name="Strong_20_Emphasis">HOT, DRY, STIFF, ROUGH</text:span> <text:span text:style-name="Emphasis">or full feeling internally</text:span>; throat, abdomen, <text:span text:style-name="Emphasis">anus, </text:span>etc. </text:p>
      <text:p text:style-name="Primary">Purple puffy parts. </text:p>
      <text:p text:style-name="Primary">Venosity. </text:p>
      <text:p text:style-name="Primary">Pains, sticking; like hot lightning. </text:p>
      <text:p text:style-name="Primary"/>
      <text:p text:style-name="Secondary"><text:span text:style-name="Emphasis">Irritable. </text:span></text:p>
      <text:p text:style-name="Secondary">Crushing in occiput. </text:p>
      <text:p text:style-name="Secondary">Nose sensitive to cool inspired air; it burns. </text:p>
      <text:p text:style-name="Secondary">Congestive catarrh. </text:p>
      <text:p text:style-name="Secondary">Follicular pharyngitis. </text:p>
      <text:p text:style-name="Secondary"><text:soft-page-break/>Throbs, deep in abdomen. </text:p>
      <text:p text:style-name="Secondary"><text:span text:style-name="Emphasis">Stool, hard, dry; </text:span>of several colors. </text:p>
      <text:p text:style-name="Secondary">RECTUM: sore, as of a burr or sticking pains long after stool; as of a bug crawling from anus (Sul.). </text:p>
      <text:p text:style-name="Secondary"><text:span text:style-name="Emphasis">Piles, purple, painful external; </text:span>with <text:span text:style-name="Strong_20_Emphasis">BACKACHE</text:span> (Nux-v.), chest pains, etc. </text:p>
      <text:p text:style-name="Secondary"><text:span text:style-name="Emphasis">Laming, dull, lumbar pain; small of back gives out; </text:span>repeated efforts at rising; &lt; walking. </text:p>
      <text:p text:style-name="Secondary"><text:span text:style-name="Emphasis">Lumbar region or back</text:span>: as if to break. </text:p>
      <text:p text:style-name="Secondary">Bruised pain in sacrum and hips. </text:p>
      <text:p text:style-name="Secondary">Paralytic heaviness: of arms, spine, feet. </text:p>
      <text:p text:style-name="SK-MM-Remedy-Reference">Complementary: Carbo-v. Lach. Mur-ac. Related: Alo. Collin. Pul.</text:p>
      <text:p text:style-name="Standard"/>
      <text:p text:style-name="SK-MM-Rem-Short">Aeth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ÆTHUSA CYNAPI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BRAI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Nerv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Diges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Occipu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eck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Gland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Live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MILK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Hot weather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enti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Frequent ea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Over-exer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Violent onset, </text:span>profound <text:span text:style-name="Emphasis">exhaustion and lack of reaction</text:span>, even speechless; as in cholera infantum, convulsions, etc. </text:p>
      <text:p text:style-name="Primary">Can't stand or hold head up. </text:p>
      <text:p text:style-name="Primary">Weak, nervous and prostrated; from over-work. </text:p>
      <text:p text:style-name="Primary">Can't fix attention. </text:p>
      <text:p text:style-name="Primary">Parts feel screwed together. </text:p>
      <text:p text:style-name="Primary">Lancinating pains. </text:p>
      <text:p text:style-name="Primary">Distress in occiput and nape. </text:p>
      <text:p text:style-name="Primary">Violent convulsions. </text:p>
      <text:p text:style-name="Primary"/>
      <text:p text:style-name="Secondary"><text:span text:style-name="Emphasis">Weepy; </text:span>&lt; as disease progresses. </text:p>
      <text:p text:style-name="Secondary">Dizzy and drowsy (Gel.). </text:p>
      <text:p text:style-name="Secondary">Squeezing headache, &gt; passing flatus. </text:p>
      <text:p text:style-name="Secondary">Eyes turn down. </text:p>
      <text:p text:style-name="Secondary">Face sunken. </text:p>
      <text:p text:style-name="Secondary">Deathly aspect; blue white palor about lips. </text:p>
      <text:p text:style-name="Secondary"><text:span text:style-name="Emphasis">White linea nasalis. </text:span></text:p>
      <text:p text:style-name="Secondary">Tongue feels too long. </text:p>
      <text:p text:style-name="Secondary"><text:soft-page-break/>Nibbling appetite. </text:p>
      <text:p text:style-name="Secondary">Regurgitates food long after eating (Kre.). </text:p>
      <text:p text:style-name="Secondary">Violent sudden vomiting of milk. </text:p>
      <text:p text:style-name="Secondary"><text:span text:style-name="Strong_20_Emphasis">DEATHLY NAUSEA. </text:span></text:p>
      <text:p text:style-name="Secondary"><text:span text:style-name="Strong_20_Emphasis">VOMITS LARGE, HARD CURDS, THEN LIMPNESS AND DEEP SLEEP. </text:span></text:p>
      <text:p text:style-name="Secondary">Retching. </text:p>
      <text:p text:style-name="Secondary">Digestion ceases from brain exhaustion. </text:p>
      <text:p text:style-name="Secondary">Stomach seems turned upside down. </text:p>
      <text:p text:style-name="Secondary">Bubbling at navel. </text:p>
      <text:p text:style-name="Secondary">Yellow-green, slimy diarrhœa. </text:p>
      <text:p text:style-name="Secondary">Watery menses. </text:p>
      <text:p text:style-name="Secondary">Lymphatics swelled, like a string of beads. </text:p>
      <text:p text:style-name="Secondary">Eruptions that itch from heat. </text:p>
      <text:p text:style-name="Secondary">Ecchymoses. </text:p>
      <text:p text:style-name="Secondary"><text:span text:style-name="Emphasis">Cool, clammy skin. </text:span></text:p>
      <text:p text:style-name="Secondary">Heat without thirst. </text:p>
      <text:p text:style-name="Secondary">Sweat (cold) with aversion to uncovering. </text:p>
      <text:p text:style-name="SK-MM-Remedy-Reference">Complementary: Calc-c. Related: Ant-c. Cic.</text:p>
      <text:p text:style-name="Standard"/>
      <text:p text:style-name="SK-MM-Rem-Short">Agar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AGARICUS MUSCARIU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Strong_20_Emphasis">SPINAL AXIS</text:span></text:p>
          </table:table-cell>
          <table:table-cell table:style-name="Table6.A2" office:value-type="string">
            <text:p text:style-name="SK-MM-L2"><text:span text:style-name="Strong_20_Emphasis">OCCIPUT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NERVE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Lumbar regio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Peristalsi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Hear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Circul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espir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Ches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Emphasis">Air </text:span></text:p>
          </table:table-cell>
          <table:table-cell table:style-name="Table6.A2" office:value-type="string">
            <text:p text:style-name="SK-MM-L2"><text:span text:style-name="Strong_20_Emphasis">COLD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FREEZ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OPE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torm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Exhaustion </text:span></text:p>
          </table:table-cell>
          <table:table-cell table:style-name="Table6.A2" office:value-type="string">
            <text:p text:style-name="SK-MM-L2"><text:span text:style-name="Emphasis">Mental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Coitio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Debaucher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Alcohol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Pressure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Touch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orn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uring mens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Gentle 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Gradual onset. </text:p>
      <text:p text:style-name="Primary"><text:span text:style-name="Emphasis">Many symptoms</text:span> (Tub.). </text:p>
      <text:p text:style-name="Primary"><text:span text:style-name="Strong_20_Emphasis">IRREGULAR, ANGULAR, UNCERTAIN AND EXAGGERATED MOTIONS</text:span> (Ign.); he reaches too far, staggers or steps too high, <text:span text:style-name="Emphasis">drops things, </text:span>etc. </text:p>
      <text:p text:style-name="Primary"><text:span text:style-name="Strong_20_Emphasis">TREMBLING, TWITCHING, JERKING</text:span> <text:span text:style-name="Emphasis">or fibrillar spasm</text:span>; here and there; &lt; <text:span text:style-name="Strong_20_Emphasis">EYELIDS</text:span> or tongue. </text:p>
      <text:p text:style-name="Primary">Shuddering. </text:p>
      <text:p text:style-name="Primary">Nervous and restless. </text:p>
      <text:p text:style-name="Primary">Chorea. </text:p>
      <text:p text:style-name="Primary">As of cold needles, a cold drop or a weight on parts. </text:p>
      <text:p text:style-name="Primary">Painful twitching, then parts stiff and cold. </text:p>
      <text:p text:style-name="Primary"/>
      <text:p text:style-name="Secondary">Hilarious or dull and dizzy; as if drunk. </text:p>
      <text:p text:style-name="Secondary"><text:span text:style-name="Emphasis">Turns head to and fro. </text:span></text:p>
      <text:p text:style-name="Secondary">Headache, &gt; after stool or urine. </text:p>
      <text:p text:style-name="Secondary">Oscillating eyeballs. </text:p>
      <text:p text:style-name="Secondary">Gum in canthi. </text:p>
      <text:p text:style-name="Secondary">Musca volitantes. </text:p>
      <text:p text:style-name="Secondary">Angle of mouth droops. </text:p>
      <text:p text:style-name="Secondary"><text:span text:style-name="Emphasis">As of a lump in epigastrium. </text:span></text:p>
      <text:p text:style-name="Secondary">Rumbling and fermenting in bowels. </text:p>
      <text:p text:style-name="Secondary">Hot flatus or semen; cold urine. </text:p>
      <text:p text:style-name="Secondary">Isolated coughing attacks, then sneezing; as if from spine; easy expectoration of flocculi or balls of mucus. </text:p>
      <text:p text:style-name="Secondary">Indistinct, jerky speech. </text:p>
      <text:p text:style-name="Secondary">Palpitation during coition; depressed afterward. </text:p>
      <text:p text:style-name="Secondary">Premature ejaculation. </text:p>
      <text:p text:style-name="Secondary">Pressure or burning sticking from heart to left scapula. </text:p>
      <text:p text:style-name="Secondary">Angina pectoris, has excessive pain only. </text:p>
      <text:p text:style-name="Secondary">Metastases from suppressed milk. </text:p>
      <text:p text:style-name="Secondary">Single vertebra sensitive to heat. </text:p>
      <text:p text:style-name="Secondary"><text:span text:style-name="Emphasis">Spine sensitive, </text:span>&gt; <text:span text:style-name="Emphasis">touch,</text:span>pressure<text:span text:style-name="Emphasis"> ;</text:span> shooting, burning along; seems short (Sul.), &lt; stooping; stiff </text:p>
      <text:p text:style-name="Secondary">Restless arms. </text:p>
      <text:p text:style-name="Secondary"><text:span text:style-name="Strong_20_Emphasis">BURNING-ITCHING</text:span> (Ap.), &lt; <text:span text:style-name="Strong_20_Emphasis">IN SKIN</text:span>; <text:span text:style-name="Strong_20_Emphasis">AS IF FROZEN; </text:span>changing place on scratching. </text:p>
      <text:p text:style-name="Secondary">Skin pains when cold. </text:p>
      <text:p text:style-name="Secondary">Chilblains. </text:p>
      <text:p text:style-name="Secondary"><text:span text:style-name="Emphasis">Yawning; </text:span>before pains or spasms; as a concomitant. </text:p>
      <text:p text:style-name="Secondary">Chills or sweats easily. </text:p>
      <text:p text:style-name="Secondary">Sweats on alternate sides. </text:p>
      <text:p text:style-name="Secondary">Night sweats. </text:p>
      <text:p text:style-name="Secondary">Itching, over affected part. </text:p>
      <text:p text:style-name="Secondary">Cold buttocks. </text:p>
      <text:p text:style-name="SK-MM-Remedy-Reference">Antidotes: Coff. Pul. Complementary: Calc-c. Related: Phys. Tub.</text:p>
      <text:p text:style-name="Standard"/>
      <text:p text:style-name="SK-MM-Rem-Short">Ag-c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ext:soft-page-break/>
        <table:table-row>
          <table:table-cell table:style-name="Table7.A1" office:value-type="string">
            <text:p text:style-name="SK-MM-Rem">AGNUS CASTUS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SEXUAL ORGAN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MIN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Nerv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Ey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Strong_20_Emphasis">VENERY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prai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IMPOTENCY AND PREMATURE OLD AGE. </text:span></text:p>
      <text:p text:style-name="Primary"><text:span text:style-name="Emphasis">Jaded rakes. </text:span></text:p>
      <text:p text:style-name="Primary"/>
      <text:p text:style-name="Secondary">Distraction. </text:p>
      <text:p text:style-name="Secondary"><text:span text:style-name="Strong_20_Emphasis">BAD MEMORY. </text:span></text:p>
      <text:p text:style-name="Secondary">Sad and despairing; repeats that he will soon die. </text:p>
      <text:p text:style-name="Secondary">Cold, relaxed genitals. </text:p>
      <text:p text:style-name="Secondary">Spermatorrhœa. </text:p>
      <text:p text:style-name="Secondary">Gnawing-itching; &lt; eyes. </text:p>
      <text:p text:style-name="Secondary">Agalactia. </text:p>
      <text:p text:style-name="SK-MM-Remedy-Reference">Related: Old. Pho-ac.</text:p>
      <text:p text:style-name="Standard"/>
      <text:p text:style-name="SK-MM-Rem-Short">Ail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AILANTHUS GLANDULOS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BLOO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Strong_20_Emphasis">THROA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Ski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Min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Suppressio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Raising u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Sight of foo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Hot drink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Aching. </text:p>
      <text:p text:style-name="Primary"><text:span text:style-name="Emphasis">Rapid prostration</text:span> .</text:p>
      <text:p text:style-name="Primary"/>
      <text:p text:style-name="Primary"><text:span text:style-name="Emphasis">Advancing</text:span> <text:span text:style-name="Strong_20_Emphasis">MALIGNANCY AND STUPOR</text:span>. </text:p>
      <text:p text:style-name="Primary"><text:span text:style-name="Emphasis">Fetor</text:span> and <text:span text:style-name="Strong_20_Emphasis">LIVIDITY</text:span>. </text:p>
      <text:p text:style-name="Primary">Sepsis. </text:p>
      <text:p text:style-name="Primary">Acridity. </text:p>
      <text:p text:style-name="Primary">Thinness. </text:p>
      <text:p text:style-name="Primary"><text:soft-page-break/></text:p>
      <text:p text:style-name="Secondary">Dullness. </text:p>
      <text:p text:style-name="Secondary">Sighing. </text:p>
      <text:p text:style-name="Secondary">Faint on raising up, or vertigo &lt; lying. </text:p>
      <text:p text:style-name="Secondary">Bloody, nasal discharge. </text:p>
      <text:p text:style-name="Secondary">Face and <text:span text:style-name="Emphasis">throat dark </text:span>and swelled. </text:p>
      <text:p text:style-name="Secondary">Sordes on teeth. </text:p>
      <text:p text:style-name="Secondary">Dry, foul fauces. </text:p>
      <text:p text:style-name="Secondary">Deep <text:span text:style-name="Emphasis">ulcers stud tonsils</text:span>, <text:span text:style-name="Emphasis">&lt; left, </text:span>with loose pultaceous material. </text:p>
      <text:p text:style-name="Secondary">Lacunar tonsilitis. </text:p>
      <text:p text:style-name="Secondary">Irritative itching of posterior pharynx. </text:p>
      <text:p text:style-name="Secondary">Diphtheria. </text:p>
      <text:p text:style-name="Secondary"><text:span text:style-name="Emphasis">Eruptions in dark, sparse patches; </text:span>tardy; return slowly after pressure. </text:p>
      <text:p text:style-name="Secondary">Mottled skin. </text:p>
      <text:p text:style-name="Secondary"><text:span text:style-name="Emphasis">Scarlatina maligna; suppressed. </text:span></text:p>
      <text:p text:style-name="Secondary">Petechiæ. </text:p>
      <text:p text:style-name="Secondary">Crawling over body. </text:p>
      <text:p text:style-name="Secondary">Adynamic fever, with weak heart. </text:p>
      <text:p text:style-name="Secondary">Cold sweat. </text:p>
      <text:p text:style-name="SK-MM-Remedy-Reference">Related: Aru-t. Bap. Lac-c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0T15:17:20</dc:date>
    <meta:editing-duration>PT4H9M28S</meta:editing-duration>
    <meta:editing-cycles>7</meta:editing-cycles>
    <dc:creator>Nazmul Alam</dc:creator>
    <meta:document-statistic meta:table-count="9" meta:image-count="0" meta:object-count="0" meta:page-count="11" meta:paragraph-count="492" meta:word-count="1503" meta:character-count="9974"/>
  </office:meta>
</office:document-meta>
</file>